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600" table:style-name="ce1">
            <text:p>6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300" table:style-name="ce1">
            <text:p>3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30" table:style-name="ce1">
            <text:p>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80" table:style-name="ce1">
            <text:p>8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110" table:style-name="ce1">
            <text:p>11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200" table:style-name="ce1">
            <text:p>2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280" table:style-name="ce1">
            <text:p>28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number-columns-repeated="16380" table:style-name="ce1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470" table:style-name="ce1">
            <text:p>47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100" table:style-name="ce1">
            <text:p>11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4160" table:formula="of:=SUM([.E2:.E54])" table:style-name="ce20">
            <text:p>416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1-25T08:42:57Z</dc:date>
    <meta:print-date>2025-07-12T11:57:59Z</meta:print-date>
    <meta:editing-cycles>192</meta:editing-cycles>
    <meta:editing-duration>PT384435S</meta:editing-duration>
  </office:meta>
</office:document-meta>
</file>